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officeooo:paragraph-rsid="0000f5e2" style:font-size-asian="9.5pt"/>
    </style:style>
    <style:style style:name="P2" style:family="paragraph" style:parent-style-name="Standard">
      <style:text-properties fo:color="#000000" style:font-name="Consolas1" fo:font-size="9.5pt" style:font-size-asian="9.5pt"/>
    </style:style>
    <style:style style:name="P3" style:family="paragraph" style:parent-style-name="Standard">
      <style:text-properties fo:color="#000000" fo:font-size="16pt" officeooo:rsid="0002e80e" officeooo:paragraph-rsid="0002e80e" style:font-size-asian="16pt" style:font-size-complex="16pt"/>
    </style:style>
    <style:style style:name="P4" style:family="paragraph" style:parent-style-name="Standard">
      <style:text-properties fo:color="#000000" fo:font-size="18pt" officeooo:paragraph-rsid="0002e80e" style:font-size-asian="18pt" style:font-size-complex="18pt"/>
    </style:style>
    <style:style style:name="P5" style:family="paragraph" style:parent-style-name="Standard">
      <style:text-properties officeooo:paragraph-rsid="0000f5e2"/>
    </style:style>
    <style:style style:name="T1" style:family="text">
      <style:text-properties fo:color="#000000" style:font-name="Consolas" fo:font-size="9.5pt" style:font-size-asian="9.5pt"/>
    </style:style>
    <style:style style:name="T2" style:family="text">
      <style:text-properties fo:color="#000000" style:font-name="Consolas"/>
    </style:style>
    <style:style style:name="T3" style:family="text">
      <style:text-properties fo:color="#000000" style:font-name="Consolas1" fo:font-size="9.5pt" style:font-size-asian="9.5pt"/>
    </style:style>
    <style:style style:name="T4" style:family="text">
      <style:text-properties fo:color="#000000" style:font-name="Consolas1" fo:font-size="9.5pt" officeooo:rsid="0002e80e" style:font-size-asian="9.5pt"/>
    </style:style>
    <style:style style:name="T5" style:family="text">
      <style:text-properties fo:color="#0000ff" style:font-name="Consolas" fo:font-size="9.5pt" style:font-size-asian="9.5pt"/>
    </style:style>
    <style:style style:name="T6" style:family="text">
      <style:text-properties fo:color="#0000ff" style:font-name="Consolas"/>
    </style:style>
    <style:style style:name="T7" style:family="text">
      <style:text-properties fo:color="#0000ff" style:font-name="Consolas1" fo:font-size="9.5pt" style:font-size-asian="9.5pt"/>
    </style:style>
    <style:style style:name="T8" style:family="text">
      <style:text-properties fo:color="#2b91af" style:font-name="Consolas" fo:font-size="9.5pt" style:font-size-asian="9.5pt"/>
    </style:style>
    <style:style style:name="T9" style:family="text">
      <style:text-properties fo:color="#2b91af" style:font-name="Consolas" fo:font-size="9.5pt" officeooo:rsid="0002e80e" style:font-size-asian="9.5pt"/>
    </style:style>
    <style:style style:name="T10" style:family="text">
      <style:text-properties fo:color="#2b91af" style:font-name="Consolas" officeooo:rsid="0002e80e"/>
    </style:style>
    <style:style style:name="T11" style:family="text">
      <style:text-properties fo:color="#2b91af" style:font-name="Consolas"/>
    </style:style>
    <style:style style:name="T12" style:family="text">
      <style:text-properties fo:color="#2b91af" style:font-name="Consolas1" fo:font-size="9.5pt" style:font-size-asian="9.5pt"/>
    </style:style>
    <style:style style:name="T13" style:family="text">
      <style:text-properties fo:color="#2b91af" style:font-name="Consolas1" fo:font-size="9.5pt" officeooo:rsid="0002e80e" style:font-size-asian="9.5pt"/>
    </style:style>
    <style:style style:name="T14" style:family="text">
      <style:text-properties fo:color="#2b91af" style:font-name="Consolas1" officeooo:rsid="0002e80e"/>
    </style:style>
    <style:style style:name="T15" style:family="text">
      <style:text-properties fo:color="#2b91af" style:font-name="Consolas1"/>
    </style:style>
    <style:style style:name="T16" style:family="text">
      <style:text-properties fo:color="#a31515" style:font-name="Consolas" fo:font-size="9.5pt" style:font-size-asian="9.5pt"/>
    </style:style>
    <style:style style:name="T17" style:family="text">
      <style:text-properties fo:color="#a31515" style:font-name="Consolas1" fo:font-size="9.5pt" style:font-size-asian="9.5pt"/>
    </style:style>
    <style:style style:name="T18" style:family="text">
      <style:text-properties fo:color="#c9211e" style:font-name="Consolas"/>
    </style:style>
    <style:style style:name="T19" style:family="text">
      <style:text-properties style:font-name="Consolas"/>
    </style:style>
    <style:style style:name="T20" style:family="text">
      <style:text-properties style:font-name="Consolas"/>
    </style:style>
    <style:style style:name="T21" style:family="text">
      <style:text-properties style:font-name="Consolas" officeooo:rsid="0002e80e"/>
    </style:style>
    <style:style style:name="T22" style:family="text">
      <style:text-properties style:font-name="Consolas1" officeooo:rsid="0002e80e"/>
    </style:style>
    <style:style style:name="T23" style:family="text">
      <style:text-properties style:font-name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9">Movement:</text:span></text:p>
      <text:p text:style-name="P5"><text:span text:style-name="T5"/></text:p>
      <text:p text:style-name="P5"><text:span text:style-name="T5">using</text:span><text:span text:style-name="T3"> UnityEngine;</text:span></text:p>
      <text:p text:style-name="P2"/>
      <text:p text:style-name="Standard"><text:span text:style-name="T7">public</text:span><text:span text:style-name="T3"> </text:span><text:span text:style-name="T7">class</text:span><text:span text:style-name="T3"> </text:span><text:span text:style-name="T4">m</text:span><text:span text:style-name="T12">ovement</text:span><text:span text:style-name="T3"> : MonoBehaviour</text:span></text:p>
      <text:p text:style-name="Standard"><text:span text:style-name="T3">{</text:span></text:p>
      <text:p text:style-name="Standard"><text:span text:style-name="T3"><text:s text:c="4"/>[SerializeField] </text:span><text:span text:style-name="T7">public</text:span><text:span text:style-name="T3"> </text:span><text:span text:style-name="T7">static</text:span><text:span text:style-name="T3"> </text:span><text:span text:style-name="T7">float</text:span><text:span text:style-name="T3"> velocity = 10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sidewaysForce = 50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accelerationEnergyCost = 0.01f;</text:span></text:p>
      <text:p text:style-name="P2"/>
      <text:p text:style-name="Standard"><text:span text:style-name="T3"><text:s text:c="4"/></text:span><text:span text:style-name="T7">private</text:span><text:span text:style-name="T3"> Rigidbody rb;</text:span></text:p>
      <text:p text:style-name="Standard"><text:span text:style-name="T3"><text:s text:c="4"/></text:span><text:span text:style-name="T7">private</text:span><text:span text:style-name="T3"> </text:span><text:span text:style-name="T7">void</text:span><text:span text:style-name="T3"> Start()</text:span></text:p>
      <text:p text:style-name="Standard"><text:span text:style-name="T3"><text:s text:c="4"/>{</text:span></text:p>
      <text:p text:style-name="Standard"><text:span text:style-name="T3"><text:s text:c="8"/>rb = GetComponent&lt;Rigidbody&gt;();</text:span></text:p>
      <text:p text:style-name="Standard"><text:span text:style-name="T3"><text:s text:c="4"/>}</text:span></text:p>
      <text:p text:style-name="P2"/>
      <text:p text:style-name="Standard"><text:span text:style-name="T3"><text:s text:c="4"/></text:span><text:span text:style-name="T7">private</text:span><text:span text:style-name="T3"> </text:span><text:span text:style-name="T7">void</text:span><text:span text:style-name="T3"> FixedUpdate()</text:span></text:p>
      <text:p text:style-name="Standard"><text:span text:style-name="T3"><text:s text:c="4"/>{</text:span></text:p>
      <text:p text:style-name="Standard"><text:span text:style-name="T3"><text:s text:c="8"/>rb.AddForce(variables.shipAcceleration * transform.forward);</text:span></text:p>
      <text:p text:style-name="P2"/>
      <text:p text:style-name="Standard"><text:span text:style-name="T3"><text:s text:c="8"/></text:span><text:span text:style-name="T7">if</text:span><text:span text:style-name="T3"> (keyManager.GoUp())</text:span></text:p>
      <text:p text:style-name="Standard"><text:span text:style-name="T3"><text:s text:c="8"/>{</text:span></text:p>
      <text:p text:style-name="Standard"><text:span text:style-name="T3"><text:s text:c="12"/>rb.AddTorque(transform.right * -sidewaysForce * 60 * Time.deltaTime);</text:span></text:p>
      <text:p text:style-name="Standard"><text:span text:style-name="T3"><text:s text:c="8"/>}</text:span></text:p>
      <text:p text:style-name="Standard"><text:span text:style-name="T3"><text:s text:c="8"/></text:span><text:span text:style-name="T7">if</text:span><text:span text:style-name="T3"> (keyManager.GoLeft())</text:span></text:p>
      <text:p text:style-name="Standard"><text:span text:style-name="T3"><text:s text:c="8"/>{</text:span></text:p>
      <text:p text:style-name="Standard"><text:span text:style-name="T3"><text:s text:c="12"/>rb.AddTorque(transform.up * -sidewaysForce * 60 * Time.deltaTime);</text:span></text:p>
      <text:p text:style-name="Standard"><text:span text:style-name="T3"><text:s text:c="8"/>}</text:span></text:p>
      <text:p text:style-name="Standard"><text:span text:style-name="T3"><text:s text:c="8"/></text:span><text:span text:style-name="T7">if</text:span><text:span text:style-name="T3"> (keyManager.GoDown())</text:span></text:p>
      <text:p text:style-name="Standard"><text:span text:style-name="T3"><text:s text:c="8"/>{</text:span></text:p>
      <text:p text:style-name="Standard"><text:span text:style-name="T3"><text:s text:c="12"/>rb.AddTorque(transform.right * sidewaysForce * 60 * Time.deltaTime);</text:span></text:p>
      <text:p text:style-name="Standard"><text:span text:style-name="T3"><text:s text:c="8"/>}</text:span></text:p>
      <text:p text:style-name="Standard"><text:span text:style-name="T3"><text:s text:c="8"/></text:span><text:span text:style-name="T7">if</text:span><text:span text:style-name="T3"> (keyManager.GoRight())</text:span></text:p>
      <text:p text:style-name="Standard"><text:span text:style-name="T3"><text:s text:c="8"/>{</text:span></text:p>
      <text:p text:style-name="Standard"><text:span text:style-name="T3"><text:s text:c="12"/>rb.AddTorque(transform.up * sidewaysForce * 60 * Time.deltaTime);</text:span></text:p>
      <text:p text:style-name="Standard"><text:span text:style-name="T3"><text:s text:c="8"/>}</text:span></text:p>
      <text:p text:style-name="P2"/>
      <text:p text:style-name="Standard"><text:span text:style-name="T3"><text:s text:c="8"/></text:span><text:span text:style-name="T7">if</text:span><text:span text:style-name="T3"> (velocity + variables.shipAcceleration &gt;= 0)</text:span></text:p>
      <text:p text:style-name="Standard"><text:span text:style-name="T3"><text:s text:c="8"/>{</text:span></text:p>
      <text:p text:style-name="Standard"><text:span text:style-name="T3"><text:s text:c="12"/></text:span><text:span text:style-name="T7">if</text:span><text:span text:style-name="T3"> (variables.LeftEnergy() &gt;= variables.shipAcceleration)</text:span></text:p>
      <text:p text:style-name="Standard"><text:span text:style-name="T3"><text:s text:c="12"/>{</text:span></text:p>
      <text:p text:style-name="Standard"><text:span text:style-name="T3"><text:s text:c="16"/>variables.AddEnergy(accelerationEnergyCost * Mathf.Abs(variables.shipAcceleration) * -1);</text:span></text:p>
      <text:p text:style-name="Standard"><text:span text:style-name="T3"><text:s text:c="16"/>velocity += variables.shipAcceleration;</text:span></text:p>
      <text:p text:style-name="Standard"><text:span text:style-name="T3"><text:s text:c="16"/>variables.ScrollWheel -= variables.shipAcceleration * 0.2f;</text:span></text:p>
      <text:p text:style-name="Standard"><text:span text:style-name="T3"><text:s text:c="12"/>}</text:span></text:p>
      <text:p text:style-name="Standard"><text:span text:style-name="T3"><text:s text:c="12"/></text:span><text:span text:style-name="T7">else</text:span></text:p>
      <text:p text:style-name="Standard"><text:span text:style-name="T3"><text:s text:c="12"/>{</text:span></text:p>
      <text:p text:style-name="Standard"><text:span text:style-name="T3"><text:s text:c="16"/>variables.ScrollWheel -= variables.shipAcceleration * 0.2f;</text:span></text:p>
      <text:p text:style-name="Standard"><text:span text:style-name="T3"><text:s text:c="12"/>}</text:span></text:p>
      <text:p text:style-name="Standard"><text:span text:style-name="T3"><text:s text:c="8"/>}</text:span></text:p>
      <text:p text:style-name="Standard"><text:span text:style-name="T3"><text:s text:c="8"/></text:span><text:span text:style-name="T7">else</text:span></text:p>
      <text:p text:style-name="Standard"><text:span text:style-name="T3"><text:s text:c="8"/>{</text:span></text:p>
      <text:p text:style-name="Standard"><text:span text:style-name="T3"><text:s text:c="12"/>velocity = 0;</text:span></text:p>
      <text:p text:style-name="Standard"><text:span text:style-name="T3"><text:s text:c="8"/>}</text:span></text:p>
      <text:p text:style-name="Standard"><text:span text:style-name="T3"><text:s text:c="8"/>rb.velocity = velocity * transform.forward;</text:span></text:p>
      <text:p text:style-name="Standard"><text:span text:style-name="T3"><text:s text:c="4"/>}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oft-page-break/><text:span text:style-name="T5"/></text:p>
      <text:p text:style-name="P5"><text:span text:style-name="T5"/></text:p>
      <text:p text:style-name="P5"><text:span text:style-name="T5"/></text:p>
      <text:p text:style-name="P4"><text:span text:style-name="T21">V</text:span><text:span text:style-name="T19">ariables:</text:span></text:p>
      <text:p text:style-name="P5"><text:span text:style-name="T5"/></text:p>
      <text:p text:style-name="P5"><text:span text:style-name="T5">using</text:span><text:span text:style-name="T1"> UnityEngine;</text:span></text:p>
      <text:p text:style-name="P5"><text:span text:style-name="T5">public</text:span><text:span text:style-name="T1"> </text:span><text:span text:style-name="T5">class</text:span><text:span text:style-name="T1"> </text:span><text:span text:style-name="T8">variables</text:span><text:span text:style-name="T1"> : MonoBehaviour</text:span></text:p>
      <text:p text:style-name="P5"><text:span text:style-name="T1">{</text:span></text:p>
      <text:p text:style-name="P5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loat</text:span><text:span text:style-name="T1"> energy = 500;</text:span></text:p>
      <text:p text:style-name="P5"><text:span text:style-name="T1"><text:s text:c="4"/>[SerializeField] </text:span><text:span text:style-name="T5">float</text:span><text:span text:style-name="T1"> currentEnergy = 5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energyShield = 5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health = 10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maxEnergy = 10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maxEnergyShield = 10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maxHealth = 10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energyRegeneration = 10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energyShieldRegeneration = 50;</text:span></text:p>
      <text:p text:style-name="P5"><text:span text:style-name="T1"><text:s text:c="4"/>[SerializeField] </text:span><text:span text:style-name="T5">private</text:span><text:span text:style-name="T1"> </text:span><text:span text:style-name="T5">float</text:span><text:span text:style-name="T1"> sensitivity = 1;</text:span></text:p>
      <text:p text:style-name="P5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loat</text:span><text:span text:style-name="T1"> ScrollWheel = 0;</text:span></text:p>
      <text:p text:style-name="P5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loat</text:span><text:span text:style-name="T1"> shipAcceleration = 0;</text:span></text:p>
      <text:p text:style-name="P1"/>
      <text:p text:style-name="P5"><text:span text:style-name="T1"><text:s text:c="4"/></text:span><text:span text:style-name="T5">private</text:span><text:span text:style-name="T1"> </text:span><text:span text:style-name="T5">float</text:span><text:span text:style-name="T1"> temp;</text:span></text:p>
      <text:p text:style-name="P5"><text:span text:style-name="T1"><text:s text:c="4"/></text:span><text:span text:style-name="T5">private</text:span><text:span text:style-name="T1"> </text:span><text:span text:style-name="T5">void</text:span><text:span text:style-name="T1"> Start()</text:span></text:p>
      <text:p text:style-name="P5"><text:span text:style-name="T1"><text:s text:c="4"/>{</text:span></text:p>
      <text:p text:style-name="P5"><text:span text:style-name="T1"><text:s text:c="8"/>health = maxHealth;</text:span></text:p>
      <text:p text:style-name="P5"><text:span text:style-name="T1"><text:s text:c="4"/>}</text:span></text:p>
      <text:p text:style-name="P5"><text:span text:style-name="T1"><text:s text:c="4"/></text:span><text:span text:style-name="T5">private</text:span><text:span text:style-name="T1"> </text:span><text:span text:style-name="T5">void</text:span><text:span text:style-name="T1"> Update()</text:span></text:p>
      <text:p text:style-name="P5"><text:span text:style-name="T1"><text:s text:c="4"/>{</text:span></text:p>
      <text:p text:style-name="P5"><text:span text:style-name="T1"><text:s text:c="8"/>currentEnergy = energy;</text:span></text:p>
      <text:p text:style-name="P5"><text:span text:style-name="T1"><text:s text:c="8"/></text:span></text:p>
      <text:p text:style-name="P5"><text:span text:style-name="T1"><text:s text:c="8"/>energy = Regeneration(energy, maxEnergy, energyRegeneration, </text:span><text:span text:style-name="T5">false</text:span><text:span text:style-name="T1">);</text:span></text:p>
      <text:p text:style-name="P5"><text:span text:style-name="T1"><text:s text:c="8"/>temp = Regeneration(energyShield, maxEnergyShield, energyShieldRegeneration, </text:span><text:span text:style-name="T5">true</text:span><text:span text:style-name="T1">) - energyShield;</text:span></text:p>
      <text:p text:style-name="P5"><text:span text:style-name="T1"><text:s text:c="8"/></text:span><text:span text:style-name="T5">if</text:span><text:span text:style-name="T1"> (variables.LeftEnergy() &gt;= temp)</text:span></text:p>
      <text:p text:style-name="P5"><text:span text:style-name="T1"><text:s text:c="8"/>{</text:span></text:p>
      <text:p text:style-name="P5"><text:span text:style-name="T1"><text:s text:c="12"/>variables.AddEnergy(temp * -1);</text:span></text:p>
      <text:p text:style-name="P5"><text:span text:style-name="T1"><text:s text:c="12"/>energyShield += temp;</text:span></text:p>
      <text:p text:style-name="P5"><text:span text:style-name="T1"><text:s text:c="8"/>}</text:span></text:p>
      <text:p text:style-name="P1"/>
      <text:p text:style-name="P1"/>
      <text:p text:style-name="P5"><text:span text:style-name="T1"><text:s text:c="8"/>ScrollWheel += Input.GetAxis(</text:span><text:span text:style-name="T16">"Mouse ScrollWheel"</text:span><text:span text:style-name="T1">) * sensitivity;</text:span></text:p>
      <text:p text:style-name="P5"><text:span text:style-name="T1"><text:s text:c="8"/>shipAcceleration = ScrollWheel;</text:span></text:p>
      <text:p text:style-name="P1"/>
      <text:p text:style-name="P5"><text:span text:style-name="T1"><text:s text:c="8"/>Bars.SetSize(health / maxHealth, energy / maxEnergy, energyShield / maxEnergyShield);</text:span></text:p>
      <text:p text:style-name="P5"><text:span text:style-name="T1"><text:s text:c="4"/>}</text:span></text:p>
      <text:p text:style-name="P5"><text:span text:style-name="T1"><text:s text:c="4"/></text:span><text:span text:style-name="T5">private</text:span><text:span text:style-name="T1"> </text:span><text:span text:style-name="T5">float</text:span><text:span text:style-name="T1"> Regeneration(</text:span><text:span text:style-name="T5">float</text:span><text:span text:style-name="T1"> n, </text:span><text:span text:style-name="T5">float</text:span><text:span text:style-name="T1"> max, </text:span><text:span text:style-name="T5">float</text:span><text:span text:style-name="T1"> reg, </text:span><text:span text:style-name="T5">bool</text:span><text:span text:style-name="T1"> minusEnergie)</text:span></text:p>
      <text:p text:style-name="P5"><text:span text:style-name="T1"><text:s text:c="4"/>{</text:span></text:p>
      <text:p text:style-name="P5"><text:span text:style-name="T1"><text:s text:c="8"/></text:span><text:span text:style-name="T5">float</text:span><text:span text:style-name="T1"> dif;</text:span></text:p>
      <text:p text:style-name="P5"><text:span text:style-name="T1"><text:s text:c="8"/>dif = 0;</text:span></text:p>
      <text:p text:style-name="P5"><text:span text:style-name="T1"><text:s text:c="8"/></text:span><text:span text:style-name="T5">if</text:span><text:span text:style-name="T1"> (n != max)</text:span></text:p>
      <text:p text:style-name="P5"><text:span text:style-name="T1"><text:s text:c="8"/>{</text:span></text:p>
      <text:p text:style-name="P5"><text:span text:style-name="T1"><text:s text:c="12"/></text:span><text:span text:style-name="T5">if</text:span><text:span text:style-name="T1"> (n + reg * Time.deltaTime &gt; max)</text:span></text:p>
      <text:p text:style-name="P5"><text:span text:style-name="T1"><text:s text:c="12"/>{</text:span></text:p>
      <text:p text:style-name="P5"><text:span text:style-name="T1"><text:s text:c="16"/>dif = max - n;</text:span></text:p>
      <text:p text:style-name="P5"><text:span text:style-name="T1"><text:s text:c="12"/>}</text:span></text:p>
      <text:p text:style-name="P5"><text:span text:style-name="T1"><text:s text:c="12"/></text:span><text:span text:style-name="T5">else</text:span></text:p>
      <text:p text:style-name="P5"><text:span text:style-name="T1"><text:s text:c="12"/>{</text:span></text:p>
      <text:p text:style-name="P5"><text:span text:style-name="T1"><text:s text:c="16"/>dif = reg * Time.deltaTime;</text:span></text:p>
      <text:p text:style-name="P5"><text:span text:style-name="T1"><text:s text:c="12"/>}</text:span></text:p>
      <text:p text:style-name="P5"><text:soft-page-break/><text:span text:style-name="T1"><text:s text:c="8"/>}</text:span></text:p>
      <text:p text:style-name="P5"><text:span text:style-name="T1"><text:s text:c="8"/>n = n + dif;</text:span></text:p>
      <text:p text:style-name="P5"><text:span text:style-name="T1"><text:s text:c="8"/></text:span><text:span text:style-name="T5">return</text:span><text:span text:style-name="T1"> n;</text:span></text:p>
      <text:p text:style-name="P5"><text:span text:style-name="T1"><text:s text:c="4"/>}</text:span></text:p>
      <text:p text:style-name="P5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loat</text:span><text:span text:style-name="T1"> LeftEnergy()</text:span></text:p>
      <text:p text:style-name="P5"><text:span text:style-name="T1"><text:s text:c="4"/>{</text:span></text:p>
      <text:p text:style-name="P5"><text:span text:style-name="T1"><text:s text:c="8"/></text:span><text:span text:style-name="T5">return</text:span><text:span text:style-name="T1"> energy;</text:span></text:p>
      <text:p text:style-name="P5"><text:span text:style-name="T1"><text:s text:c="4"/>}</text:span></text:p>
      <text:p text:style-name="P5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void</text:span><text:span text:style-name="T1"> AddEnergy(</text:span><text:span text:style-name="T5">float</text:span><text:span text:style-name="T1"> e)</text:span></text:p>
      <text:p text:style-name="P5"><text:span text:style-name="T1"><text:s text:c="4"/>{</text:span></text:p>
      <text:p text:style-name="P5"><text:span text:style-name="T1"><text:s text:c="8"/>energy += e;</text:span></text:p>
      <text:p text:style-name="P5"><text:span text:style-name="T1"><text:s text:c="4"/>}</text:span></text:p>
      <text:p text:style-name="P5"><text:span text:style-name="T1">}</text:span></text:p>
      <text:p text:style-name="P5"><text:span text:style-name="T1"/></text:p>
      <text:p text:style-name="P4"><text:span text:style-name="T22">M</text:span><text:span text:style-name="T23">ainKamera:</text:span></text:p>
      <text:p text:style-name="P5"><text:span text:style-name="T1"/></text:p>
      <text:p text:style-name="P5"><text:span text:style-name="T5">using</text:span><text:span text:style-name="T3"> UnityEngine;</text:span></text:p>
      <text:p text:style-name="P2"/>
      <text:p text:style-name="Standard"><text:span text:style-name="T7">public</text:span><text:span text:style-name="T3"> </text:span><text:span text:style-name="T7">class</text:span><text:span text:style-name="T3"> </text:span><text:span text:style-name="T12">mainKamera</text:span><text:span text:style-name="T3"> : MonoBehaviour</text:span></text:p>
      <text:p text:style-name="Standard"><text:span text:style-name="T3">{</text:span></text:p>
      <text:p text:style-name="Standard"><text:span text:style-name="T3"><text:s text:c="4"/>[SerializeField] </text:span><text:span text:style-name="T7">private</text:span><text:span text:style-name="T3"> GameObject target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distanceDamp = 10f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rotationDamp = 10f;</text:span></text:p>
      <text:p text:style-name="Standard"><text:span text:style-name="T3"><text:s text:c="4"/>[SerializeField] </text:span><text:span text:style-name="T7">private</text:span><text:span text:style-name="T3"> Vector3 defaltDistance = </text:span><text:span text:style-name="T7">new</text:span><text:span text:style-name="T3"> Vector3(0f, 2f, -10f);</text:span></text:p>
      <text:p text:style-name="P2"/>
      <text:p text:style-name="Standard"><text:span text:style-name="T3"><text:s text:c="4"/></text:span><text:span text:style-name="T7">private</text:span><text:span text:style-name="T3"> Vector3 AimPos;</text:span></text:p>
      <text:p text:style-name="Standard"><text:span text:style-name="T3"><text:s text:c="4"/></text:span><text:span text:style-name="T7">private</text:span><text:span text:style-name="T3"> Quaternion AimRot;</text:span></text:p>
      <text:p text:style-name="P2"/>
      <text:p text:style-name="Standard"><text:span text:style-name="T3"><text:s text:c="4"/></text:span><text:span text:style-name="T7">private</text:span><text:span text:style-name="T3"> </text:span><text:span text:style-name="T7">void</text:span><text:span text:style-name="T3"> Update()</text:span></text:p>
      <text:p text:style-name="Standard"><text:span text:style-name="T3"><text:s text:c="4"/>{</text:span></text:p>
      <text:p text:style-name="Standard"><text:span text:style-name="T3"><text:s text:c="8"/>AimPos = target.transform.position + (target.transform.rotation * defaltDistance); <text:s/></text:span></text:p>
      <text:p text:style-name="Standard"><text:span text:style-name="T3"><text:s text:c="8"/>transform.position = Vector3.Slerp(transform.position, AimPos, Time.deltaTime*distanceDamp); <text:s text:c="7"/></text:span></text:p>
      <text:p text:style-name="P2"/>
      <text:p text:style-name="Standard"><text:span text:style-name="T3"><text:s text:c="8"/>AimRot = Quaternion.LookRotation(target.transform.position - transform.position, target.transform.up); <text:s/></text:span></text:p>
      <text:p text:style-name="Standard"><text:span text:style-name="T3"><text:s text:c="8"/>transform.rotation = Quaternion.Lerp(transform.rotation, AimRot, rotationDamp * Time.deltaTime); <text:s text:c="5"/></text:span></text:p>
      <text:p text:style-name="Standard"><text:span text:style-name="T3"><text:s text:c="4"/>}</text:span></text:p>
      <text:p text:style-name="P5"><text:span text:style-name="T3">}</text:span></text:p>
      <text:p text:style-name="P5"><text:span text:style-name="T1"/></text:p>
      <text:p text:style-name="P4"><text:span text:style-name="T23">AsteoridSpawner:</text:span></text:p>
      <text:p text:style-name="P5"><text:span text:style-name="T1"/></text:p>
      <text:p text:style-name="P5"><text:span text:style-name="T5">using</text:span><text:span text:style-name="T3"> UnityEngine;</text:span></text:p>
      <text:p text:style-name="Standard"><text:span text:style-name="T7">public</text:span><text:span text:style-name="T3"> </text:span><text:span text:style-name="T7">class</text:span><text:span text:style-name="T3"> </text:span><text:span text:style-name="T12">AsteoridSpawner</text:span><text:span text:style-name="T3"> : MonoBehaviour</text:span></text:p>
      <text:p text:style-name="Standard"><text:span text:style-name="T3">{</text:span></text:p>
      <text:p text:style-name="Standard"><text:span text:style-name="T3"><text:s text:c="4"/>[SerializeField] </text:span><text:span text:style-name="T7">private</text:span><text:span text:style-name="T3"> GameObject asteorid;</text:span></text:p>
      <text:p text:style-name="Standard"><text:span text:style-name="T3"><text:s text:c="4"/>[SerializeField] </text:span><text:span text:style-name="T7">private</text:span><text:span text:style-name="T3"> </text:span><text:span text:style-name="T7">int</text:span><text:span text:style-name="T3"> numbAsteorids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spacing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size;</text:span></text:p>
      <text:p text:style-name="Standard"><text:span text:style-name="T3"><text:s text:c="4"/></text:span><text:span text:style-name="T7">private</text:span><text:span text:style-name="T3"> </text:span><text:span text:style-name="T7">float</text:span><text:span text:style-name="T3"> tmpsize;</text:span></text:p>
      <text:p text:style-name="P2"/>
      <text:p text:style-name="Standard"><text:span text:style-name="T3"><text:s text:c="4"/></text:span><text:span text:style-name="T7">private</text:span><text:span text:style-name="T3"> GameObject ast;</text:span></text:p>
      <text:p text:style-name="Standard"><text:span text:style-name="T3"><text:s text:c="4"/></text:span><text:span text:style-name="T7">private</text:span><text:span text:style-name="T3"> </text:span><text:span text:style-name="T7">void</text:span><text:span text:style-name="T3"> Start()</text:span></text:p>
      <text:p text:style-name="Standard"><text:span text:style-name="T3"><text:s text:c="4"/>{</text:span></text:p>
      <text:p text:style-name="Standard"><text:span text:style-name="T3"><text:s text:c="8"/>SpawnAsteorids(numbAsteorids, spacing, size);</text:span></text:p>
      <text:p text:style-name="Standard"><text:span text:style-name="T3"><text:s text:c="4"/>}</text:span></text:p>
      <text:p text:style-name="Standard"><text:span text:style-name="T3"><text:s text:c="4"/></text:span><text:span text:style-name="T7">void</text:span><text:span text:style-name="T3"> SpawnAsteorids(</text:span><text:span text:style-name="T7">int</text:span><text:span text:style-name="T3"> numberAsteorids, </text:span><text:span text:style-name="T7">float</text:span><text:span text:style-name="T3"> spacing, </text:span><text:span text:style-name="T7">float</text:span><text:span text:style-name="T3"> size)</text:span></text:p>
      <text:p text:style-name="Standard"><text:span text:style-name="T3"><text:s text:c="4"/>{</text:span></text:p>
      <text:p text:style-name="Standard"><text:soft-page-break/><text:span text:style-name="T3"><text:s text:c="8"/></text:span><text:span text:style-name="T7">int</text:span><text:span text:style-name="T3"> i = 0;</text:span></text:p>
      <text:p text:style-name="Standard"><text:span text:style-name="T3"><text:s text:c="8"/></text:span><text:span text:style-name="T7">while</text:span><text:span text:style-name="T3"> (i &lt; numberAsteorids)</text:span></text:p>
      <text:p text:style-name="Standard"><text:span text:style-name="T3"><text:s text:c="8"/>{</text:span></text:p>
      <text:p text:style-name="Standard"><text:span text:style-name="T3"><text:s text:c="12"/>tmpsize = size*Random.Range(0.5f, 2f); </text:span></text:p>
      <text:p text:style-name="P2"/>
      <text:p text:style-name="Standard"><text:span text:style-name="T3"><text:s text:c="12"/>Vector3 position = </text:span><text:span text:style-name="T7">new</text:span><text:span text:style-name="T3"> Vector3(spacing * NextGaussian(), spacing * NextGaussian(), spacing * NextGaussian()); ;</text:span></text:p>
      <text:p text:style-name="Standard"><text:span text:style-name="T3"><text:s text:c="12"/>Quaternion rotation = </text:span><text:span text:style-name="T7">new</text:span><text:span text:style-name="T3"> Quaternion(Random.Range(0f, 360f), Random.Range(0f, 360f), Random.Range(0f, 360f), Random.Range(0f, 360f));</text:span></text:p>
      <text:p text:style-name="Standard"><text:span text:style-name="T3"><text:s text:c="12"/>Vector3 scale = </text:span><text:span text:style-name="T7">new</text:span><text:span text:style-name="T3"> Vector3(tmpsize, tmpsize, tmpsize); ;</text:span></text:p>
      <text:p text:style-name="Standard"><text:span text:style-name="T3"><text:s text:c="12"/>ast = Instantiate(asteorid, position, rotation);</text:span></text:p>
      <text:p text:style-name="Standard"><text:span text:style-name="T3"><text:s text:c="12"/>ast.transform.localScale = scale;</text:span></text:p>
      <text:p text:style-name="Standard"><text:span text:style-name="T3"><text:s text:c="12"/>i++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</text:span><text:span text:style-name="T7">public</text:span><text:span text:style-name="T3"> </text:span><text:span text:style-name="T7">static</text:span><text:span text:style-name="T3"> </text:span><text:span text:style-name="T7">float</text:span><text:span text:style-name="T3"> NextGaussian()</text:span></text:p>
      <text:p text:style-name="Standard"><text:span text:style-name="T3"><text:s text:c="4"/>{</text:span></text:p>
      <text:p text:style-name="Standard"><text:span text:style-name="T3"><text:s text:c="8"/></text:span><text:span text:style-name="T7">float</text:span><text:span text:style-name="T3"> v1, v2, s;</text:span></text:p>
      <text:p text:style-name="Standard"><text:span text:style-name="T3"><text:s text:c="8"/></text:span><text:span text:style-name="T7">do</text:span></text:p>
      <text:p text:style-name="Standard"><text:span text:style-name="T3"><text:s text:c="8"/>{</text:span></text:p>
      <text:p text:style-name="Standard"><text:span text:style-name="T3"><text:s text:c="12"/>v1 = 2.0f * Random.Range(0f, 1f) - 1.0f;</text:span></text:p>
      <text:p text:style-name="Standard"><text:span text:style-name="T3"><text:s text:c="12"/>v2 = 2.0f * Random.Range(0f, 1f) - 1.0f;</text:span></text:p>
      <text:p text:style-name="Standard"><text:span text:style-name="T3"><text:s text:c="12"/>s = v1 * v1 + v2 * v2;</text:span></text:p>
      <text:p text:style-name="Standard"><text:span text:style-name="T3"><text:s text:c="8"/>} </text:span><text:span text:style-name="T7">while</text:span><text:span text:style-name="T3"> (s &gt;= 1.0f || s == 0f);</text:span></text:p>
      <text:p text:style-name="P2"/>
      <text:p text:style-name="Standard"><text:span text:style-name="T3"><text:s text:c="8"/>s = Mathf.Sqrt((-2.0f * Mathf.Log(s)) / s);</text:span></text:p>
      <text:p text:style-name="P2"/>
      <text:p text:style-name="Standard"><text:span text:style-name="T3"><text:s text:c="8"/></text:span><text:span text:style-name="T7">return</text:span><text:span text:style-name="T3"> v1 * s;</text:span></text:p>
      <text:p text:style-name="Standard"><text:span text:style-name="T3"><text:s text:c="4"/>}</text:span></text:p>
      <text:p text:style-name="Standard"><text:span text:style-name="T3">}</text:span></text:p>
      <text:p text:style-name="P5"><text:span text:style-name="T1"/></text:p>
      <text:p text:style-name="P4"><text:span text:style-name="T23">Asteorid:</text:span></text:p>
      <text:p text:style-name="P5"><text:span text:style-name="T1"/></text:p>
      <text:p text:style-name="P5"><text:span text:style-name="T5">using</text:span><text:span text:style-name="T3"> UnityEngine;</text:span></text:p>
      <text:p text:style-name="Standard"><text:span text:style-name="T7">public</text:span><text:span text:style-name="T3"> </text:span><text:span text:style-name="T7">class</text:span><text:span text:style-name="T3"> </text:span><text:span text:style-name="T12">Asteorid</text:span><text:span text:style-name="T3"> : MonoBehaviour</text:span></text:p>
      <text:p text:style-name="Standard"><text:span text:style-name="T3">{</text:span></text:p>
      <text:p text:style-name="Standard"><text:span text:style-name="T3"><text:s text:c="4"/></text:span><text:span text:style-name="T7">private</text:span><text:span text:style-name="T3"> </text:span><text:span text:style-name="T7">bool</text:span><text:span text:style-name="T3"> b = </text:span><text:span text:style-name="T7">true</text:span><text:span text:style-name="T3">;</text:span></text:p>
      <text:p text:style-name="Standard"><text:span text:style-name="T3"><text:s text:c="4"/>[SerializeField] </text:span><text:span text:style-name="T7">private</text:span><text:span text:style-name="T3"> GameObject destroyedAstroid;</text:span></text:p>
      <text:p text:style-name="Standard"><text:span text:style-name="T3"><text:s text:c="4"/>[SerializeField] </text:span><text:span text:style-name="T7">private</text:span><text:span text:style-name="T3"> </text:span><text:span text:style-name="T7">float</text:span><text:span text:style-name="T3"> health = 1000;</text:span></text:p>
      <text:p text:style-name="Standard"><text:span text:style-name="T3"><text:s text:c="4"/>[SerializeField] </text:span><text:span text:style-name="T7">private</text:span><text:span text:style-name="T3"> GameObject parAsteorid;</text:span></text:p>
      <text:p text:style-name="Standard"><text:span text:style-name="T3"><text:s text:c="4"/></text:span><text:span text:style-name="T7">private</text:span><text:span text:style-name="T3"> </text:span><text:span text:style-name="T7">void</text:span><text:span text:style-name="T3"> OnCollisionEnter(Collision col)</text:span></text:p>
      <text:p text:style-name="Standard"><text:span text:style-name="T3"><text:s text:c="4"/>{</text:span></text:p>
      <text:p text:style-name="Standard"><text:span text:style-name="T3"><text:s text:c="8"/></text:span><text:span text:style-name="T7">if</text:span><text:span text:style-name="T3"> (col.gameObject.tag == </text:span><text:span text:style-name="T17">"Shot"</text:span><text:span text:style-name="T3">)</text:span></text:p>
      <text:p text:style-name="Standard"><text:span text:style-name="T3"><text:s text:c="8"/>{</text:span></text:p>
      <text:p text:style-name="Standard"><text:span text:style-name="T3"><text:s text:c="12"/>health -= 334;</text:span></text:p>
      <text:p text:style-name="Standard"><text:span text:style-name="T3"><text:s text:c="12"/>Destroy(col.gameObject);</text:span></text:p>
      <text:p text:style-name="Standard"><text:span text:style-name="T3"><text:s text:c="8"/>}</text:span></text:p>
      <text:p text:style-name="Standard"><text:span text:style-name="T3"><text:s text:c="8"/></text:span><text:span text:style-name="T7">if</text:span><text:span text:style-name="T3"> (col.gameObject.tag == </text:span><text:span text:style-name="T17">"Player"</text:span><text:span text:style-name="T3">)</text:span></text:p>
      <text:p text:style-name="Standard"><text:span text:style-name="T3"><text:s text:c="8"/>{</text:span></text:p>
      <text:p text:style-name="Standard"><text:span text:style-name="T3"><text:s text:c="12"/>health = 0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</text:span><text:span text:style-name="T7">void</text:span><text:span text:style-name="T3"> Update()</text:span></text:p>
      <text:p text:style-name="Standard"><text:span text:style-name="T3"><text:s text:c="4"/>{</text:span></text:p>
      <text:p text:style-name="Standard"><text:span text:style-name="T3"><text:s text:c="8"/></text:span><text:span text:style-name="T7">if</text:span><text:span text:style-name="T3"> ((health &lt;= 0) &amp; b)</text:span></text:p>
      <text:p text:style-name="Standard"><text:span text:style-name="T3"><text:s text:c="8"/>{</text:span></text:p>
      <text:p text:style-name="Standard"><text:span text:style-name="T3"><text:s text:c="12"/>GameObject dast;</text:span></text:p>
      <text:p text:style-name="Standard"><text:span text:style-name="T3"><text:s text:c="12"/>dast = Instantiate(destroyedAstroid, parAsteorid.transform);</text:span></text:p>
      <text:p text:style-name="Standard"><text:span text:style-name="T3"><text:s text:c="12"/>dast.transform.localScale = transform.localScale;</text:span></text:p>
      <text:p text:style-name="Standard"><text:soft-page-break/><text:span text:style-name="T3"><text:s text:c="12"/>Destroy(gameObject); <text:s text:c="11"/>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P5"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2-09T22:16:59.579000000</dc:date>
    <meta:editing-duration>PT6M10S</meta:editing-duration>
    <meta:editing-cycles>2</meta:editing-cycles>
    <meta:document-statistic meta:table-count="0" meta:image-count="0" meta:object-count="0" meta:page-count="5" meta:paragraph-count="203" meta:word-count="662" meta:character-count="6486" meta:non-whitespace-character-count="4659"/>
  </office:meta>
</office:document-meta>
</file>